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3" style:family="table">
      <style:table-properties style:width="17.029cm" fo:margin-left="-0.016cm" fo:margin-right="-0.012cm" table:align="margins" style:writing-mode="lr-tb"/>
    </style:style>
    <style:style style:name="Tableau3.A" style:family="table-column">
      <style:table-column-properties style:column-width="8.514cm" style:rel-column-width="32767*"/>
    </style:style>
    <style:style style:name="Tableau3.B" style:family="table-column">
      <style:table-column-properties style:column-width="8.514cm" style:rel-column-width="3276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Header">
      <style:text-properties fo:font-size="6pt" style:font-size-asian="6pt" style:font-size-complex="6pt"/>
    </style:style>
    <style:style style:name="P6" style:family="paragraph" style:parent-style-name="Footer">
      <style:text-properties fo:font-size="8pt" style:font-size-asian="8pt" style:font-size-complex="8pt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style:snap-to-layout-gri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Standard">
      <style:paragraph-properties style:text-autospace="none" style:writing-mode="lr-tb"/>
      <style:text-properties fo:font-size="12pt" fo:language="en" fo:country="US" fo:font-weight="bold" style:language-asian="en" style:country-asian="US" style:font-size-complex="12pt" style:font-weight-complex="bold"/>
    </style:style>
    <style:style style:name="P18" style:family="paragraph" style:parent-style-name="Standard">
      <style:paragraph-properties style:text-autospace="none" style:writing-mode="lr-tb"/>
      <style:text-properties style:font-name="Times New Roman" fo:font-size="12pt" fo:language="en" fo:country="US" fo:font-style="normal" fo:font-weight="bold" style:language-asian="en" style:country-asian="US" style:font-size-complex="12pt"/>
    </style:style>
    <style:style style:name="P19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font-size-asian="10pt" style:language-asian="en" style:country-asian="US" style:font-style-asian="normal" style:font-size-complex="10pt" style:font-style-complex="normal" style:font-weight-complex="bold"/>
    </style:style>
    <style:style style:name="P20" style:family="paragraph" style:parent-style-name="Standard">
      <style:paragraph-properties style:text-autospace="none" style:writing-mode="lr-tb"/>
      <style:text-properties style:font-name="Times New Roman" fo:font-size="10pt" fo:language="en" fo:country="US" fo:font-style="normal" fo:font-weight="bold" style:language-asian="en" style:country-asian="US" style:font-size-complex="10pt"/>
    </style:style>
    <style:style style:name="P21" style:family="paragraph" style:parent-style-name="Standard">
      <style:paragraph-properties style:snap-to-layout-grid="false"/>
      <style:text-properties fo:font-size="10pt" fo:font-style="italic" fo:font-weight="bold" officeooo:paragraph-rsid="0010baae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Heading_20_1">
      <style:text-properties fo:font-weight="bold" style:font-weight-asian="bold" style:font-weight-complex="bold"/>
    </style:style>
    <style:style style:name="P24" style:family="paragraph" style:parent-style-name="Heading_20_8">
      <style:paragraph-properties style:snap-to-layout-grid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0baae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Symbol" fo:font-style="normal" style:font-name-asian="Symbol" style:font-style-asian="normal" style:font-name-complex="Symbol" style:font-style-complex="normal"/>
    </style:style>
    <style:style style:name="T8" style:family="text">
      <style:text-properties officeooo:rsid="0010baae"/>
    </style:style>
  </office:automatic-styles>
  <office:body>
    <office:text>
      <office:forms form:automatic-focus="false" form:apply-design-mode="false"/>
      <text:tracked-changes>
        <text:changed-region xml:id="ct2697329777104" text:id="ct2697329777104">
          <text:insertion>
            <office:change-info>
              <dc:creator>Auteur inconnu</dc:creator>
              <dc:date>2021-10-29T15:48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h text:style-name="P23" text:outline-level="1">Intitulé du référentiel</text:h>
            <text:p text:style-name="P17"/>
            <text:p text:style-name="P19"><text:span text:style-name="T5">Référence de l’ancienne version </text:span>:</text:p>
            <text:p text:style-name="P17"/>
            <text:p text:style-name="P18"><text:span text:style-name="T4">Référence de la nouvelle version </text:span>:</text:p>
            <text:p text:style-name="P7"/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h text:style-name="Heading_20_1" text:outline-level="1"><text:span text:style-name="T3">Nature des modifications apportées par la nouvelle version </text:span>:</text:h>
            <text:p text:style-name="P17"/>
            <text:p text:style-name="P20"/>
            <text:p text:style-name="P7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0">Nature des impacts sur la réalisation des essais</text:p>
          </table:table-cell>
          <table:covered-table-cell/>
        </table:table-row>
        <table:table-row table:style-name="Tableau3.1">
          <table:table-cell table:style-name="Tableau3.A2" office:value-type="string">
            <text:h text:style-name="P24" text:outline-level="8">Évolutions nécessaires</text:h>
          </table:table-cell>
          <table:table-cell table:style-name="Tableau3.A1" office:value-type="string">
            <text:p text:style-name="P8">Actions à prévoir y compris planification</text:p>
          </table:table-cell>
        </table:table-row>
        <table:table-row table:style-name="Tableau3.1">
          <table:table-cell table:style-name="Tableau3.A2" office:value-type="string">
            <text:p text:style-name="P13">Les évolutions nécessitent-elles une mise à niveau des agents ?</text:p>
            <text:p text:style-name="P13"><text:span text:style-name="T6"><text:tab/>OUI : <text:tab/></text:span><text:span text:style-name="T7"></text:span><text:span text:style-name="T6"> <text:s text:c="4"/>NON : <text:s text:c="5"/></text:span><text:span text:style-name="T7"></text:span><text:span text:style-name="T6"> <text:tab/> </text:span></text:p>
          </table:table-cell>
          <table:table-cell table:style-name="Tableau3.A1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a rédaction d'un nouveau mode opératoire ?</text:p>
            <text:p text:style-name="P13"><text:span text:style-name="T6"><text:tab/>OUI : <text:tab/></text:span><text:span text:style-name="T7"></text:span><text:span text:style-name="T6"> <text:s text:c="4"/>NON : <text:s text:c="6"/><text:tab/></text:span><text:span text:style-name="T7"></text:span><text:span text:style-name="T6"> 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l'achat de nouveaux matériels ou l'adaptation des matériels existants ?</text:p>
            <text:p text:style-name="P13"><text:span text:style-name="T6"><text:tab/>OUI : <text:tab/></text:span><text:span text:style-name="T7"></text:span><text:span text:style-name="T6"> <text:s text:c="4"/>NON : <text:s text:c="6"/><text:tab/></text:span><text:span text:style-name="T7"></text:span><text:span text:style-name="T6"> 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 l'environnement de travail  ?</text:p>
            <text:p text:style-name="P13"><text:span text:style-name="T6"><text:tab/>OUI : <text:tab/></text:span><text:span text:style-name="T7"></text:span><text:span text:style-name="T6"> <text:s text:c="4"/>NON : <text:s text:c="6"/></text:span><text:span text:style-name="T7">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des changements des consignes de sécurité (salle d'essai, poste de travail)  ?</text:p>
            <text:p text:style-name="P13"><text:span text:style-name="T6"><text:tab/>OUI : <text:tab/></text:span><text:span text:style-name="T7"></text:span><text:span text:style-name="T6"> <text:s text:c="4"/>NON : <text:s text:c="6"/><text:tab/></text:span><text:span text:style-name="T7">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3">Les évolutions nécessitent-elles une information des clients ?</text:p>
            <text:p text:style-name="P13"><text:span text:style-name="T6"><text:tab/>OUI : <text:tab/></text:span><text:span text:style-name="T7"></text:span><text:span text:style-name="T6"> <text:s text:c="2"/>NON : <text:s text:c="6"/><text:tab/></text:span><text:span text:style-name="T7"></text:span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21"><text:change-start text:change-id="ct2697329777104"/>Les évolutions nécessitent-elles un <text:span text:style-name="T8">changement de flexibilité</text:span></text:p>
            <text:p text:style-name="P21"><text:span text:style-name="T6"><text:tab/>OUI : <text:tab/></text:span><text:span text:style-name="T7"></text:span><text:span text:style-name="T6"> <text:s text:c="2"/>NON : <text:s text:c="6"/><text:tab/></text:span><text:span text:style-name="T7"></text:span><text:change-end text:change-id="ct2697329777104"/></text:p>
          </table:table-cell>
          <table:table-cell table:style-name="Tableau3.B4" office:value-type="string">
            <text:p text:style-name="P16"/>
          </table:table-cell>
        </table:table-row>
        <table:table-row table:style-name="Tableau3.1">
          <table:table-cell table:style-name="Tableau3.B4" table:number-columns-spanned="2" office:value-type="string">
            <text:p text:style-name="P14">BILAN :</text:p>
            <text:p text:style-name="P14"/>
            <text:p text:style-name="P9"/>
            <text:p text:style-name="P14"><text:s/>Date d'application des nouvelles dispositions : </text:p>
            <text:p text:style-name="P9"/>
          </table:table-cell>
          <table:covered-table-cell/>
        </table:table-row>
        <table:table-row table:style-name="Tableau3.1">
          <table:table-cell table:style-name="Tableau3.B4" table:number-columns-spanned="2" office:value-type="string">
            <text:p text:style-name="P15"/>
            <text:p text:style-name="P12">Proposé par :<text:tab/><text:tab/><text:tab/> Nom :<text:tab/><text:tab/><text:tab/>Visa :<text:tab/><text:tab/> <text:s text:c="4"/>Date :</text:p>
            <text:p text:style-name="P12"/>
            <text:p text:style-name="P12">Validé par le chef d'unité :<text:tab/> Nom :<text:tab/><text:tab/><text:tab/>Visa :<text:tab/><text:tab/> <text:s text:c="4"/>Date :</text:p>
            <text:p text:style-name="P12"/>
            <text:p text:style-name="P13"><text:span text:style-name="T6">Diffusé à :</text:span> </text:p>
            <text:p text:style-name="P13"/>
            <text:p text:style-name="P13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ahoma1" svg:font-family="Tahoma"/>
    <style:font-face style:name="Arial1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1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4pt" style:font-size-complex="14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cm" style:rel-width="100%" table:align="left"/>
    </style:style>
    <style:style style:name="Tableau2.A" style:family="table-column">
      <style:table-column-properties style:column-width="4.251cm" style:rel-column-width="2410*"/>
    </style:style>
    <style:style style:name="Tableau2.B" style:family="table-column">
      <style:table-column-properties style:column-width="8.498cm" style:rel-column-width="481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4" style:family="paragraph" style:parent-style-name="Table_20_Contents">
      <style:text-properties fo:font-size="10pt" style:font-size-asian="10pt" style:font-size-complex="10pt"/>
    </style:style>
    <style:style style:name="MP5" style:family="paragraph" style:parent-style-name="Header">
      <style:text-properties fo:font-size="6pt" style:font-size-asian="6pt" style:font-size-complex="6pt"/>
    </style:style>
    <style:style style:name="MP6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10baae"/>
    </style:style>
    <style:style style:name="MT2" style:family="text">
      <style:text-properties fo:background-color="#ffff00" loext:char-shading-value="0"/>
    </style:style>
    <style:style style:name="MT3" style:family="text">
      <style:text-properties officeooo:rsid="0010baae" fo:background-color="#ffff00" loext:char-shading-value="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A"/>
          <table:table-row>
            <table:table-cell table:style-name="Tableau2.A1" office:value-type="string">
              <text:p text:style-name="MP1">CEREMA</text:p>
              <text:p text:style-name="MP1">DTerCE</text:p>
              <text:p text:style-name="MP2"/>
              <text:p text:style-name="MP2"><text:span text:style-name="MT1">ACF</text:span></text:p>
            </table:table-cell>
            <table:table-cell table:style-name="Tableau2.A1" office:value-type="string">
              <text:p text:style-name="MP3">Fiche d'évolution </text:p>
              <text:p text:style-name="MP3">d'un référentiel</text:p>
            </table:table-cell>
            <table:table-cell table:style-name="Tableau2.C1" office:value-type="string">
              <text:p text:style-name="MP4">Réf. : <text:bookmark-start text:name="P_REF"/>R<text:bookmark-end text:name="P_REF"/>2.DLCF.DM.005</text:p>
              <text:p text:style-name="MP4">Révision : <text:bookmark-start text:name="P_REVISION"/>0<text:bookmark-end text:name="P_REVISION"/>0<text:span text:style-name="MT1">2</text:span></text:p>
              <text:p text:style-name="MP4">Du <text:span text:style-name="MT2">2</text:span><text:span text:style-name="MT3">9</text:span><text:span text:style-name="MT2">/</text:span><text:span text:style-name="MT3">10</text:span><text:span text:style-name="MT2">/20</text:span><text:span text:style-name="MT3">21</text:span></text:p>
            </table:table-cell>
          </table:table-row>
        </table:table>
        <text:p text:style-name="MP5"><text:tab/><text:tab/></text:p>
      </style:header>
      <style:footer>
        <text:p text:style-name="MP6"><text:file-name text:display="name">R2.DLCF.DM.005_Fiche_evolution_referentiel</text:file-nam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.M12$Windows_X86_64 LibreOffice_project/526f2ee0224621e0a9cddbe1937eda2b9a7efbdd</meta:generator>
    <meta:creation-date>2021-10-29T15:49:50.733000000</meta:creation-date>
    <meta:editing-cycles>1</meta:editing-cycles>
    <meta:editing-duration>P0D</meta:editing-duration>
    <meta:document-statistic meta:table-count="4" meta:image-count="0" meta:object-count="0" meta:page-count="1" meta:paragraph-count="36" meta:word-count="203" meta:character-count="1328" meta:non-whitespace-character-count="1042"/>
    <meta:user-defined meta:name="Info 1"/>
    <meta:user-defined meta:name="Info 2"/>
    <meta:user-defined meta:name="Info 3"/>
    <meta:user-defined meta:name="Info 4"/>
  </office:meta>
</office:document-meta>
</file>